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51D00000302C6DE743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ed145b" draw:textarea-horizontal-align="justify" draw:textarea-vertical-align="middle" draw:auto-grow-height="true" fo:min-height="1.103cm" fo:wrap-option="wrap"/>
    </style:style>
    <style:style style:name="gr3" style:family="graphic" style:parent-style-name="objectwithoutfill">
      <style:graphic-properties svg:stroke-width="0.1cm" svg:stroke-color="#ed145b" draw:marker-start-width="0.65cm" draw:marker-end="Arrow" draw:marker-end-width="0.4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d145b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ed145b" draw:marker-start-width="0.5cm" draw:marker-end-width="0.5cm" draw:fill="solid" draw:fill-color="#ed145b" draw:textarea-horizontal-align="justify" draw:textarea-vertical-align="middle" draw:auto-grow-height="true" fo:min-height="1.103cm" fo:padding-top="0.175cm" fo:padding-bottom="0.175cm" fo:padding-left="0.3cm" fo:padding-right="0.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8pt" style:font-size-complex="18pt"/>
    </style:style>
    <style:style style:name="T1" style:family="text">
      <style:text-properties fo:color="#ffffff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6.293cm" svg:x="0.998cm" svg:y="2.312cm">
          <draw:image xlink:href="Pictures/100000000000051D00000302C6DE743E.png" xlink:type="simple" xlink:show="embed" xlink:actuate="onLoad">
            <text:p/>
          </draw:image>
        </draw:frame>
        <draw:custom-shape draw:style-name="gr2" draw:text-style-name="P2" draw:layer="layout" svg:width="7.8cm" svg:height="1.361cm" svg:x="18.2cm" svg:y="5.543cm">
          <text:p text:style-name="P1"><text:span text:style-name="T1">Adjust Main Gain so you can hear the signal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4cm" svg:y1="6.2cm" svg:x2="16.6cm" svg:y2="6.2cm">
          <text:p/>
        </draw:line>
        <draw:custom-shape draw:style-name="gr4" draw:text-style-name="P1" draw:layer="layout" svg:width="3.9cm" svg:height="6.9cm" svg:x="8.6cm" svg:y="8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cm" svg:height="1.453cm" svg:x="8.6cm" svg:y="15.05cm">
          <text:p text:style-name="P1"><text:span text:style-name="T1">Active plugin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ffan Melin</meta:initial-creator>
    <meta:creation-date>2014-03-30T16:39:57.819545761</meta:creation-date>
    <dc:date>2014-04-22T18:51:19.539143007</dc:date>
    <dc:creator>Staffan Melin</dc:creator>
    <meta:editing-duration>PT2M44S</meta:editing-duration>
    <meta:editing-cycles>4</meta:editing-cycles>
    <meta:generator>LibreOffice/4.1.4.2$Linux_X86_64 LibreOffice_project/410m0$Build-2</meta:generator>
    <meta:document-statistic meta:object-count="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LMP" draw:color="#ed145b"/>
</ooo:color-table>
</file>